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4"/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6.29708333333333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able:cell-range-source table:name="finalStats" table:last-column-spanned="4" table:last-row-spanned="122" xlink:href="C:\Users\Leonel\Documents\GitHub\masteruppsatsir\finalStats.csv"/>
            <text:p>dat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bstention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bstention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ALBA<text:s/></text:p>
          </table:table-cell>
          <table:table-cell office:value-type="percentage" office:value="1" table:formula="of:=[.G2]/[.F2]" table:style-name="ce3">
            <text:p>100.00%</text:p>
          </table:table-cell>
          <table:table-cell office:value-type="percentage" office:value="0" table:formula="of:=[.H2]/[.F2]" table:style-name="ce3">
            <text:p>0.00%</text:p>
          </table:table-cell>
          <table:table-cell office:value-type="percentage" office:value="0" table:formula="of:=[.I2]/[.F2]" table:style-name="ce3">
            <text:p>0.00%</text:p>
          </table:table-cell>
          <table:table-cell office:value-type="float" office:value="4" table:formula="of:=SUM([.G2:.I2])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ALBA<text:s/></text:p>
          </table:table-cell>
          <table:table-cell office:value-type="percentage" office:value="1" table:formula="of:=[.G3]/[.F3]" table:style-name="ce3">
            <text:p>100.00%</text:p>
          </table:table-cell>
          <table:table-cell office:value-type="percentage" office:value="0" table:formula="of:=[.H3]/[.F3]" table:style-name="ce3">
            <text:p>0.00%</text:p>
          </table:table-cell>
          <table:table-cell office:value-type="percentage" office:value="0" table:formula="of:=[.I3]/[.F3]" table:style-name="ce3">
            <text:p>0.00%</text:p>
          </table:table-cell>
          <table:table-cell office:value-type="float" office:value="4" table:formula="of:=SUM([.G3:.I3])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ALBA<text:s/></text:p>
          </table:table-cell>
          <table:table-cell office:value-type="percentage" office:value="1" table:formula="of:=[.G4]/[.F4]" table:style-name="ce3">
            <text:p>100.00%</text:p>
          </table:table-cell>
          <table:table-cell office:value-type="percentage" office:value="0" table:formula="of:=[.H4]/[.F4]" table:style-name="ce3">
            <text:p>0.00%</text:p>
          </table:table-cell>
          <table:table-cell office:value-type="percentage" office:value="0" table:formula="of:=[.I4]/[.F4]" table:style-name="ce3">
            <text:p>0.00%</text:p>
          </table:table-cell>
          <table:table-cell office:value-type="float" office:value="3" table:formula="of:=SUM([.G4:.I4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ALBA<text:s/></text:p>
          </table:table-cell>
          <table:table-cell office:value-type="percentage" office:value="1" table:formula="of:=[.G5]/[.F5]" table:style-name="ce3">
            <text:p>100.00%</text:p>
          </table:table-cell>
          <table:table-cell office:value-type="percentage" office:value="0" table:formula="of:=[.H5]/[.F5]" table:style-name="ce3">
            <text:p>0.00%</text:p>
          </table:table-cell>
          <table:table-cell office:value-type="percentage" office:value="0" table:formula="of:=[.I5]/[.F5]" table:style-name="ce3">
            <text:p>0.00%</text:p>
          </table:table-cell>
          <table:table-cell office:value-type="float" office:value="4" table:formula="of:=SUM([.G5:.I5])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ALBA<text:s/></text:p>
          </table:table-cell>
          <table:table-cell office:value-type="percentage" office:value="1" table:formula="of:=[.G6]/[.F6]" table:style-name="ce3">
            <text:p>100.00%</text:p>
          </table:table-cell>
          <table:table-cell office:value-type="percentage" office:value="0" table:formula="of:=[.H6]/[.F6]" table:style-name="ce3">
            <text:p>0.00%</text:p>
          </table:table-cell>
          <table:table-cell office:value-type="percentage" office:value="0" table:formula="of:=[.I6]/[.F6]" table:style-name="ce3">
            <text:p>0.00%</text:p>
          </table:table-cell>
          <table:table-cell office:value-type="float" office:value="4" table:formula="of:=SUM([.G6:.I6])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ALBA<text:s/></text:p>
          </table:table-cell>
          <table:table-cell office:value-type="percentage" office:value="0.625" table:formula="of:=[.G7]/[.F7]" table:style-name="ce3">
            <text:p>62.50%</text:p>
          </table:table-cell>
          <table:table-cell office:value-type="percentage" office:value="0.125" table:formula="of:=[.H7]/[.F7]" table:style-name="ce3">
            <text:p>12.50%</text:p>
          </table:table-cell>
          <table:table-cell office:value-type="percentage" office:value="0.25" table:formula="of:=[.I7]/[.F7]" table:style-name="ce3">
            <text:p>25.00%</text:p>
          </table:table-cell>
          <table:table-cell office:value-type="float" office:value="8" table:formula="of:=SUM([.G7:.I7])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ALBA<text:s/></text:p>
          </table:table-cell>
          <table:table-cell office:value-type="percentage" office:value="0.55555555555555558" table:formula="of:=[.G8]/[.F8]" table:style-name="ce3">
            <text:p>55.56%</text:p>
          </table:table-cell>
          <table:table-cell office:value-type="percentage" office:value="0.1111111111111111" table:formula="of:=[.H8]/[.F8]" table:style-name="ce3">
            <text:p>11.11%</text:p>
          </table:table-cell>
          <table:table-cell office:value-type="percentage" office:value="0.33333333333333331" table:formula="of:=[.I8]/[.F8]" table:style-name="ce3">
            <text:p>33.33%</text:p>
          </table:table-cell>
          <table:table-cell office:value-type="float" office:value="9" table:formula="of:=SUM([.G8:.I8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ALBA<text:s/></text:p>
          </table:table-cell>
          <table:table-cell office:value-type="percentage" office:value="0.75" table:formula="of:=[.G9]/[.F9]" table:style-name="ce3">
            <text:p>75.00%</text:p>
          </table:table-cell>
          <table:table-cell office:value-type="percentage" office:value="0" table:formula="of:=[.H9]/[.F9]" table:style-name="ce3">
            <text:p>0.00%</text:p>
          </table:table-cell>
          <table:table-cell office:value-type="percentage" office:value="0.25" table:formula="of:=[.I9]/[.F9]" table:style-name="ce3">
            <text:p>25.00%</text:p>
          </table:table-cell>
          <table:table-cell office:value-type="float" office:value="8" table:formula="of:=SUM([.G9:.I9])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ALBA<text:s/></text:p>
          </table:table-cell>
          <table:table-cell office:value-type="percentage" office:value="0.7142857142857143" table:formula="of:=[.G10]/[.F10]" table:style-name="ce3">
            <text:p>71.43%</text:p>
          </table:table-cell>
          <table:table-cell office:value-type="percentage" office:value="0" table:formula="of:=[.H10]/[.F10]" table:style-name="ce3">
            <text:p>0.00%</text:p>
          </table:table-cell>
          <table:table-cell office:value-type="percentage" office:value="0.2857142857142857" table:formula="of:=[.I10]/[.F10]" table:style-name="ce3">
            <text:p>28.57%</text:p>
          </table:table-cell>
          <table:table-cell office:value-type="float" office:value="7" table:formula="of:=SUM([.G10:.I10])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ALBA<text:s/></text:p>
          </table:table-cell>
          <table:table-cell office:value-type="percentage" office:value="0.625" table:formula="of:=[.G11]/[.F11]" table:style-name="ce3">
            <text:p>62.50%</text:p>
          </table:table-cell>
          <table:table-cell office:value-type="percentage" office:value="0" table:formula="of:=[.H11]/[.F11]" table:style-name="ce3">
            <text:p>0.00%</text:p>
          </table:table-cell>
          <table:table-cell office:value-type="percentage" office:value="0.375" table:formula="of:=[.I11]/[.F11]" table:style-name="ce3">
            <text:p>37.50%</text:p>
          </table:table-cell>
          <table:table-cell office:value-type="float" office:value="8" table:formula="of:=SUM([.G11:.I11])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ALBA<text:s/></text:p>
          </table:table-cell>
          <table:table-cell office:value-type="percentage" office:value="0.55555555555555558" table:formula="of:=[.G12]/[.F12]" table:style-name="ce3">
            <text:p>55.56%</text:p>
          </table:table-cell>
          <table:table-cell office:value-type="percentage" office:value="0" table:formula="of:=[.H12]/[.F12]" table:style-name="ce3">
            <text:p>0.00%</text:p>
          </table:table-cell>
          <table:table-cell office:value-type="percentage" office:value="0.44444444444444442" table:formula="of:=[.I12]/[.F12]" table:style-name="ce3">
            <text:p>44.44%</text:p>
          </table:table-cell>
          <table:table-cell office:value-type="float" office:value="9" table:formula="of:=SUM([.G12:.I12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13]/[.F13]" table:style-name="ce3">
            <text:p>100.00%</text:p>
          </table:table-cell>
          <table:table-cell office:value-type="percentage" office:value="0" table:formula="of:=[.H13]/[.F13]" table:style-name="ce3">
            <text:p>0.00%</text:p>
          </table:table-cell>
          <table:table-cell office:value-type="percentage" office:value="0" table:formula="of:=[.I13]/[.F13]" table:style-name="ce3">
            <text:p>0.00%</text:p>
          </table:table-cell>
          <table:table-cell office:value-type="float" office:value="3" table:formula="of:=SUM([.G13:.I13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BRICS<text:s/></text:p>
          </table:table-cell>
          <table:table-cell office:value-type="percentage" office:value="0.75" table:formula="of:=[.G14]/[.F14]" table:style-name="ce3">
            <text:p>75.00%</text:p>
          </table:table-cell>
          <table:table-cell office:value-type="percentage" office:value="0" table:formula="of:=[.H14]/[.F14]" table:style-name="ce3">
            <text:p>0.00%</text:p>
          </table:table-cell>
          <table:table-cell office:value-type="percentage" office:value="0.25" table:formula="of:=[.I14]/[.F14]" table:style-name="ce3">
            <text:p>25.00%</text:p>
          </table:table-cell>
          <table:table-cell office:value-type="float" office:value="4" table:formula="of:=SUM([.G14:.I14])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BRICS<text:s/></text:p>
          </table:table-cell>
          <table:table-cell office:value-type="percentage" office:value="0.75" table:formula="of:=[.G15]/[.F15]" table:style-name="ce3">
            <text:p>75.00%</text:p>
          </table:table-cell>
          <table:table-cell office:value-type="percentage" office:value="0" table:formula="of:=[.H15]/[.F15]" table:style-name="ce3">
            <text:p>0.00%</text:p>
          </table:table-cell>
          <table:table-cell office:value-type="percentage" office:value="0.25" table:formula="of:=[.I15]/[.F15]" table:style-name="ce3">
            <text:p>25.00%</text:p>
          </table:table-cell>
          <table:table-cell office:value-type="float" office:value="4" table:formula="of:=SUM([.G15:.I15])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BRICS<text:s/></text:p>
          </table:table-cell>
          <table:table-cell office:value-type="percentage" office:value="0.75" table:formula="of:=[.G16]/[.F16]" table:style-name="ce3">
            <text:p>75.00%</text:p>
          </table:table-cell>
          <table:table-cell office:value-type="percentage" office:value="0" table:formula="of:=[.H16]/[.F16]" table:style-name="ce3">
            <text:p>0.00%</text:p>
          </table:table-cell>
          <table:table-cell office:value-type="percentage" office:value="0.25" table:formula="of:=[.I16]/[.F16]" table:style-name="ce3">
            <text:p>25.00%</text:p>
          </table:table-cell>
          <table:table-cell office:value-type="float" office:value="4" table:formula="of:=SUM([.G16:.I16])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17]/[.F17]" table:style-name="ce3">
            <text:p>100.00%</text:p>
          </table:table-cell>
          <table:table-cell office:value-type="percentage" office:value="0" table:formula="of:=[.H17]/[.F17]" table:style-name="ce3">
            <text:p>0.00%</text:p>
          </table:table-cell>
          <table:table-cell office:value-type="percentage" office:value="0" table:formula="of:=[.I17]/[.F17]" table:style-name="ce3">
            <text:p>0.00%</text:p>
          </table:table-cell>
          <table:table-cell office:value-type="float" office:value="3" table:formula="of:=SUM([.G17:.I17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18]/[.F18]" table:style-name="ce3">
            <text:p>100.00%</text:p>
          </table:table-cell>
          <table:table-cell office:value-type="percentage" office:value="0" table:formula="of:=[.H18]/[.F18]" table:style-name="ce3">
            <text:p>0.00%</text:p>
          </table:table-cell>
          <table:table-cell office:value-type="percentage" office:value="0" table:formula="of:=[.I18]/[.F18]" table:style-name="ce3">
            <text:p>0.00%</text:p>
          </table:table-cell>
          <table:table-cell office:value-type="float" office:value="3" table:formula="of:=SUM([.G18:.I18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19]/[.F19]" table:style-name="ce3">
            <text:p>100.00%</text:p>
          </table:table-cell>
          <table:table-cell office:value-type="percentage" office:value="0" table:formula="of:=[.H19]/[.F19]" table:style-name="ce3">
            <text:p>0.00%</text:p>
          </table:table-cell>
          <table:table-cell office:value-type="percentage" office:value="0" table:formula="of:=[.I19]/[.F19]" table:style-name="ce3">
            <text:p>0.00%</text:p>
          </table:table-cell>
          <table:table-cell office:value-type="float" office:value="3" table:formula="of:=SUM([.G19:.I19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20]/[.F20]" table:style-name="ce3">
            <text:p>100.00%</text:p>
          </table:table-cell>
          <table:table-cell office:value-type="percentage" office:value="0" table:formula="of:=[.H20]/[.F20]" table:style-name="ce3">
            <text:p>0.00%</text:p>
          </table:table-cell>
          <table:table-cell office:value-type="percentage" office:value="0" table:formula="of:=[.I20]/[.F20]" table:style-name="ce3">
            <text:p>0.00%</text:p>
          </table:table-cell>
          <table:table-cell office:value-type="float" office:value="3" table:formula="of:=SUM([.G20:.I20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21]/[.F21]" table:style-name="ce3">
            <text:p>100.00%</text:p>
          </table:table-cell>
          <table:table-cell office:value-type="percentage" office:value="0" table:formula="of:=[.H21]/[.F21]" table:style-name="ce3">
            <text:p>0.00%</text:p>
          </table:table-cell>
          <table:table-cell office:value-type="percentage" office:value="0" table:formula="of:=[.I21]/[.F21]" table:style-name="ce3">
            <text:p>0.00%</text:p>
          </table:table-cell>
          <table:table-cell office:value-type="float" office:value="3" table:formula="of:=SUM([.G21:.I21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22]/[.F22]" table:style-name="ce3">
            <text:p>100.00%</text:p>
          </table:table-cell>
          <table:table-cell office:value-type="percentage" office:value="0" table:formula="of:=[.H22]/[.F22]" table:style-name="ce3">
            <text:p>0.00%</text:p>
          </table:table-cell>
          <table:table-cell office:value-type="percentage" office:value="0" table:formula="of:=[.I22]/[.F22]" table:style-name="ce3">
            <text:p>0.00%</text:p>
          </table:table-cell>
          <table:table-cell office:value-type="float" office:value="3" table:formula="of:=SUM([.G22:.I22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BRICS<text:s/></text:p>
          </table:table-cell>
          <table:table-cell office:value-type="percentage" office:value="1" table:formula="of:=[.G23]/[.F23]" table:style-name="ce3">
            <text:p>100.00%</text:p>
          </table:table-cell>
          <table:table-cell office:value-type="percentage" office:value="0" table:formula="of:=[.H23]/[.F23]" table:style-name="ce3">
            <text:p>0.00%</text:p>
          </table:table-cell>
          <table:table-cell office:value-type="percentage" office:value="0" table:formula="of:=[.I23]/[.F23]" table:style-name="ce3">
            <text:p>0.00%</text:p>
          </table:table-cell>
          <table:table-cell office:value-type="float" office:value="3" table:formula="of:=SUM([.G23:.I23]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CELAC<text:s/></text:p>
          </table:table-cell>
          <table:table-cell office:value-type="percentage" office:value="0.94736842105263153" table:formula="of:=[.G24]/[.F24]" table:style-name="ce3">
            <text:p>94.74%</text:p>
          </table:table-cell>
          <table:table-cell office:value-type="percentage" office:value="0" table:formula="of:=[.H24]/[.F24]" table:style-name="ce3">
            <text:p>0.00%</text:p>
          </table:table-cell>
          <table:table-cell office:value-type="percentage" office:value="5.2631578947368418E-2" table:formula="of:=[.I24]/[.F24]" table:style-name="ce3">
            <text:p>5.26%</text:p>
          </table:table-cell>
          <table:table-cell office:value-type="float" office:value="19" table:formula="of:=SUM([.G24:.I24])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CELAC<text:s/></text:p>
          </table:table-cell>
          <table:table-cell office:value-type="percentage" office:value="1" table:formula="of:=[.G25]/[.F25]" table:style-name="ce3">
            <text:p>100.00%</text:p>
          </table:table-cell>
          <table:table-cell office:value-type="percentage" office:value="0" table:formula="of:=[.H25]/[.F25]" table:style-name="ce3">
            <text:p>0.00%</text:p>
          </table:table-cell>
          <table:table-cell office:value-type="percentage" office:value="0" table:formula="of:=[.I25]/[.F25]" table:style-name="ce3">
            <text:p>0.00%</text:p>
          </table:table-cell>
          <table:table-cell office:value-type="float" office:value="18" table:formula="of:=SUM([.G25:.I25])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CELAC<text:s/></text:p>
          </table:table-cell>
          <table:table-cell office:value-type="percentage" office:value="1" table:formula="of:=[.G26]/[.F26]" table:style-name="ce3">
            <text:p>100.00%</text:p>
          </table:table-cell>
          <table:table-cell office:value-type="percentage" office:value="0" table:formula="of:=[.H26]/[.F26]" table:style-name="ce3">
            <text:p>0.00%</text:p>
          </table:table-cell>
          <table:table-cell office:value-type="percentage" office:value="0" table:formula="of:=[.I26]/[.F26]" table:style-name="ce3">
            <text:p>0.00%</text:p>
          </table:table-cell>
          <table:table-cell office:value-type="float" office:value="20" table:formula="of:=SUM([.G26:.I26])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CELAC<text:s/></text:p>
          </table:table-cell>
          <table:table-cell office:value-type="percentage" office:value="1" table:formula="of:=[.G27]/[.F27]" table:style-name="ce3">
            <text:p>100.00%</text:p>
          </table:table-cell>
          <table:table-cell office:value-type="percentage" office:value="0" table:formula="of:=[.H27]/[.F27]" table:style-name="ce3">
            <text:p>0.00%</text:p>
          </table:table-cell>
          <table:table-cell office:value-type="percentage" office:value="0" table:formula="of:=[.I27]/[.F27]" table:style-name="ce3">
            <text:p>0.00%</text:p>
          </table:table-cell>
          <table:table-cell office:value-type="float" office:value="22" table:formula="of:=SUM([.G27:.I27])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CELAC<text:s/></text:p>
          </table:table-cell>
          <table:table-cell office:value-type="percentage" office:value="0.8" table:formula="of:=[.G28]/[.F28]" table:style-name="ce3">
            <text:p>80.00%</text:p>
          </table:table-cell>
          <table:table-cell office:value-type="percentage" office:value="0" table:formula="of:=[.H28]/[.F28]" table:style-name="ce3">
            <text:p>0.00%</text:p>
          </table:table-cell>
          <table:table-cell office:value-type="percentage" office:value="0.2" table:formula="of:=[.I28]/[.F28]" table:style-name="ce3">
            <text:p>20.00%</text:p>
          </table:table-cell>
          <table:table-cell office:value-type="float" office:value="25" table:formula="of:=SUM([.G28:.I28])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CELAC<text:s/></text:p>
          </table:table-cell>
          <table:table-cell office:value-type="percentage" office:value="0.7407407407407407" table:formula="of:=[.G29]/[.F29]" table:style-name="ce3">
            <text:p>74.07%</text:p>
          </table:table-cell>
          <table:table-cell office:value-type="percentage" office:value="7.407407407407407E-2" table:formula="of:=[.H29]/[.F29]" table:style-name="ce3">
            <text:p>7.41%</text:p>
          </table:table-cell>
          <table:table-cell office:value-type="percentage" office:value="0.18518518518518517" table:formula="of:=[.I29]/[.F29]" table:style-name="ce3">
            <text:p>18.52%</text:p>
          </table:table-cell>
          <table:table-cell office:value-type="float" office:value="27" table:formula="of:=SUM([.G29:.I29])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CELAC<text:s/></text:p>
          </table:table-cell>
          <table:table-cell office:value-type="percentage" office:value="0.72413793103448276" table:formula="of:=[.G30]/[.F30]" table:style-name="ce3">
            <text:p>72.41%</text:p>
          </table:table-cell>
          <table:table-cell office:value-type="percentage" office:value="0.10344827586206896" table:formula="of:=[.H30]/[.F30]" table:style-name="ce3">
            <text:p>10.34%</text:p>
          </table:table-cell>
          <table:table-cell office:value-type="percentage" office:value="0.17241379310344829" table:formula="of:=[.I30]/[.F30]" table:style-name="ce3">
            <text:p>17.24%</text:p>
          </table:table-cell>
          <table:table-cell office:value-type="float" office:value="29" table:formula="of:=SUM([.G30:.I30])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CELAC<text:s/></text:p>
          </table:table-cell>
          <table:table-cell office:value-type="percentage" office:value="0.8214285714285714" table:formula="of:=[.G31]/[.F31]" table:style-name="ce3">
            <text:p>82.14%</text:p>
          </table:table-cell>
          <table:table-cell office:value-type="percentage" office:value="3.5714285714285712E-2" table:formula="of:=[.H31]/[.F31]" table:style-name="ce3">
            <text:p>3.57%</text:p>
          </table:table-cell>
          <table:table-cell office:value-type="percentage" office:value="0.14285714285714285" table:formula="of:=[.I31]/[.F31]" table:style-name="ce3">
            <text:p>14.29%</text:p>
          </table:table-cell>
          <table:table-cell office:value-type="float" office:value="28" table:formula="of:=SUM([.G31:.I31])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CELAC<text:s/></text:p>
          </table:table-cell>
          <table:table-cell office:value-type="percentage" office:value="0.85185185185185186" table:formula="of:=[.G32]/[.F32]" table:style-name="ce3">
            <text:p>85.19%</text:p>
          </table:table-cell>
          <table:table-cell office:value-type="percentage" office:value="3.7037037037037035E-2" table:formula="of:=[.H32]/[.F32]" table:style-name="ce3">
            <text:p>3.70%</text:p>
          </table:table-cell>
          <table:table-cell office:value-type="percentage" office:value="0.1111111111111111" table:formula="of:=[.I32]/[.F32]" table:style-name="ce3">
            <text:p>11.11%</text:p>
          </table:table-cell>
          <table:table-cell office:value-type="float" office:value="27" table:formula="of:=SUM([.G32:.I32])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CELAC<text:s/></text:p>
          </table:table-cell>
          <table:table-cell office:value-type="percentage" office:value="0.8214285714285714" table:formula="of:=[.G33]/[.F33]" table:style-name="ce3">
            <text:p>82.14%</text:p>
          </table:table-cell>
          <table:table-cell office:value-type="percentage" office:value="3.5714285714285712E-2" table:formula="of:=[.H33]/[.F33]" table:style-name="ce3">
            <text:p>3.57%</text:p>
          </table:table-cell>
          <table:table-cell office:value-type="percentage" office:value="0.14285714285714285" table:formula="of:=[.I33]/[.F33]" table:style-name="ce3">
            <text:p>14.29%</text:p>
          </table:table-cell>
          <table:table-cell office:value-type="float" office:value="28" table:formula="of:=SUM([.G33:.I33])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CELAC<text:s/></text:p>
          </table:table-cell>
          <table:table-cell office:value-type="percentage" office:value="0.75862068965517238" table:formula="of:=[.G34]/[.F34]" table:style-name="ce3">
            <text:p>75.86%</text:p>
          </table:table-cell>
          <table:table-cell office:value-type="percentage" office:value="3.4482758620689655E-2" table:formula="of:=[.H34]/[.F34]" table:style-name="ce3">
            <text:p>3.45%</text:p>
          </table:table-cell>
          <table:table-cell office:value-type="percentage" office:value="0.20689655172413793" table:formula="of:=[.I34]/[.F34]" table:style-name="ce3">
            <text:p>20.69%</text:p>
          </table:table-cell>
          <table:table-cell office:value-type="float" office:value="29" table:formula="of:=SUM([.G34:.I34])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CEPAL<text:s/></text:p>
          </table:table-cell>
          <table:table-cell office:value-type="percentage" office:value="0.7857142857142857" table:formula="of:=[.G35]/[.F35]" table:style-name="ce3">
            <text:p>78.57%</text:p>
          </table:table-cell>
          <table:table-cell office:value-type="percentage" office:value="0" table:formula="of:=[.H35]/[.F35]" table:style-name="ce3">
            <text:p>0.00%</text:p>
          </table:table-cell>
          <table:table-cell office:value-type="percentage" office:value="0.21428571428571427" table:formula="of:=[.I35]/[.F35]" table:style-name="ce3">
            <text:p>21.43%</text:p>
          </table:table-cell>
          <table:table-cell office:value-type="float" office:value="28" table:formula="of:=SUM([.G35:.I35])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CEPAL<text:s/></text:p>
          </table:table-cell>
          <table:table-cell office:value-type="percentage" office:value="0.88461538461538458" table:formula="of:=[.G36]/[.F36]" table:style-name="ce3">
            <text:p>88.46%</text:p>
          </table:table-cell>
          <table:table-cell office:value-type="percentage" office:value="0" table:formula="of:=[.H36]/[.F36]" table:style-name="ce3">
            <text:p>0.00%</text:p>
          </table:table-cell>
          <table:table-cell office:value-type="percentage" office:value="0.11538461538461539" table:formula="of:=[.I36]/[.F36]" table:style-name="ce3">
            <text:p>11.54%</text:p>
          </table:table-cell>
          <table:table-cell office:value-type="float" office:value="26" table:formula="of:=SUM([.G36:.I36])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CEPAL<text:s/></text:p>
          </table:table-cell>
          <table:table-cell office:value-type="percentage" office:value="0.7931034482758621" table:formula="of:=[.G37]/[.F37]" table:style-name="ce3">
            <text:p>79.31%</text:p>
          </table:table-cell>
          <table:table-cell office:value-type="percentage" office:value="0" table:formula="of:=[.H37]/[.F37]" table:style-name="ce3">
            <text:p>0.00%</text:p>
          </table:table-cell>
          <table:table-cell office:value-type="percentage" office:value="0.20689655172413793" table:formula="of:=[.I37]/[.F37]" table:style-name="ce3">
            <text:p>20.69%</text:p>
          </table:table-cell>
          <table:table-cell office:value-type="float" office:value="29" table:formula="of:=SUM([.G37:.I37])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CEPAL<text:s/></text:p>
          </table:table-cell>
          <table:table-cell office:value-type="percentage" office:value="0.8125" table:formula="of:=[.G38]/[.F38]" table:style-name="ce3">
            <text:p>81.25%</text:p>
          </table:table-cell>
          <table:table-cell office:value-type="percentage" office:value="0" table:formula="of:=[.H38]/[.F38]" table:style-name="ce3">
            <text:p>0.00%</text:p>
          </table:table-cell>
          <table:table-cell office:value-type="percentage" office:value="0.1875" table:formula="of:=[.I38]/[.F38]" table:style-name="ce3">
            <text:p>18.75%</text:p>
          </table:table-cell>
          <table:table-cell office:value-type="float" office:value="32" table:formula="of:=SUM([.G38:.I38])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CEPAL<text:s/></text:p>
          </table:table-cell>
          <table:table-cell office:value-type="percentage" office:value="0.62857142857142856" table:formula="of:=[.G39]/[.F39]" table:style-name="ce3">
            <text:p>62.86%</text:p>
          </table:table-cell>
          <table:table-cell office:value-type="percentage" office:value="2.8571428571428571E-2" table:formula="of:=[.H39]/[.F39]" table:style-name="ce3">
            <text:p>2.86%</text:p>
          </table:table-cell>
          <table:table-cell office:value-type="percentage" office:value="0.34285714285714286" table:formula="of:=[.I39]/[.F39]" table:style-name="ce3">
            <text:p>34.29%</text:p>
          </table:table-cell>
          <table:table-cell office:value-type="float" office:value="35" table:formula="of:=SUM([.G39:.I39])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CEPAL<text:s/></text:p>
          </table:table-cell>
          <table:table-cell office:value-type="percentage" office:value="0.625" table:formula="of:=[.G40]/[.F40]" table:style-name="ce3">
            <text:p>62.50%</text:p>
          </table:table-cell>
          <table:table-cell office:value-type="percentage" office:value="7.4999999999999997E-2" table:formula="of:=[.H40]/[.F40]" table:style-name="ce3">
            <text:p>7.50%</text:p>
          </table:table-cell>
          <table:table-cell office:value-type="percentage" office:value="0.3" table:formula="of:=[.I40]/[.F40]" table:style-name="ce3">
            <text:p>30.00%</text:p>
          </table:table-cell>
          <table:table-cell office:value-type="float" office:value="40" table:formula="of:=SUM([.G40:.I40])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CEPAL<text:s/></text:p>
          </table:table-cell>
          <table:table-cell office:value-type="percentage" office:value="0.63414634146341464" table:formula="of:=[.G41]/[.F41]" table:style-name="ce3">
            <text:p>63.41%</text:p>
          </table:table-cell>
          <table:table-cell office:value-type="percentage" office:value="9.7560975609756101E-2" table:formula="of:=[.H41]/[.F41]" table:style-name="ce3">
            <text:p>9.76%</text:p>
          </table:table-cell>
          <table:table-cell office:value-type="percentage" office:value="0.26829268292682928" table:formula="of:=[.I41]/[.F41]" table:style-name="ce3">
            <text:p>26.83%</text:p>
          </table:table-cell>
          <table:table-cell office:value-type="float" office:value="41" table:formula="of:=SUM([.G41:.I41])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CEPAL<text:s/></text:p>
          </table:table-cell>
          <table:table-cell office:value-type="percentage" office:value="0.75609756097560976" table:formula="of:=[.G42]/[.F42]" table:style-name="ce3">
            <text:p>75.61%</text:p>
          </table:table-cell>
          <table:table-cell office:value-type="percentage" office:value="4.878048780487805E-2" table:formula="of:=[.H42]/[.F42]" table:style-name="ce3">
            <text:p>4.88%</text:p>
          </table:table-cell>
          <table:table-cell office:value-type="percentage" office:value="0.1951219512195122" table:formula="of:=[.I42]/[.F42]" table:style-name="ce3">
            <text:p>19.51%</text:p>
          </table:table-cell>
          <table:table-cell office:value-type="float" office:value="41" table:formula="of:=SUM([.G42:.I42])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CEPAL<text:s/></text:p>
          </table:table-cell>
          <table:table-cell office:value-type="percentage" office:value="0.8" table:formula="of:=[.G43]/[.F43]" table:style-name="ce3">
            <text:p>80.00%</text:p>
          </table:table-cell>
          <table:table-cell office:value-type="percentage" office:value="0.05" table:formula="of:=[.H43]/[.F43]" table:style-name="ce3">
            <text:p>5.00%</text:p>
          </table:table-cell>
          <table:table-cell office:value-type="percentage" office:value="0.15" table:formula="of:=[.I43]/[.F43]" table:style-name="ce3">
            <text:p>15.00%</text:p>
          </table:table-cell>
          <table:table-cell office:value-type="float" office:value="40" table:formula="of:=SUM([.G43:.I43])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CEPAL<text:s/></text:p>
          </table:table-cell>
          <table:table-cell office:value-type="percentage" office:value="0.78048780487804881" table:formula="of:=[.G44]/[.F44]" table:style-name="ce3">
            <text:p>78.05%</text:p>
          </table:table-cell>
          <table:table-cell office:value-type="percentage" office:value="4.878048780487805E-2" table:formula="of:=[.H44]/[.F44]" table:style-name="ce3">
            <text:p>4.88%</text:p>
          </table:table-cell>
          <table:table-cell office:value-type="percentage" office:value="0.17073170731707318" table:formula="of:=[.I44]/[.F44]" table:style-name="ce3">
            <text:p>17.07%</text:p>
          </table:table-cell>
          <table:table-cell office:value-type="float" office:value="41" table:formula="of:=SUM([.G44:.I44])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CEPAL<text:s/></text:p>
          </table:table-cell>
          <table:table-cell office:value-type="percentage" office:value="0.73809523809523814" table:formula="of:=[.G45]/[.F45]" table:style-name="ce3">
            <text:p>73.81%</text:p>
          </table:table-cell>
          <table:table-cell office:value-type="percentage" office:value="4.7619047619047616E-2" table:formula="of:=[.H45]/[.F45]" table:style-name="ce3">
            <text:p>4.76%</text:p>
          </table:table-cell>
          <table:table-cell office:value-type="percentage" office:value="0.21428571428571427" table:formula="of:=[.I45]/[.F45]" table:style-name="ce3">
            <text:p>21.43%</text:p>
          </table:table-cell>
          <table:table-cell office:value-type="float" office:value="42" table:formula="of:=SUM([.G45:.I45])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EU<text:s/></text:p>
          </table:table-cell>
          <table:table-cell office:value-type="percentage" office:value="0.73684210526315785" table:formula="of:=[.G46]/[.F46]" table:style-name="ce3">
            <text:p>73.68%</text:p>
          </table:table-cell>
          <table:table-cell office:value-type="percentage" office:value="0" table:formula="of:=[.H46]/[.F46]" table:style-name="ce3">
            <text:p>0.00%</text:p>
          </table:table-cell>
          <table:table-cell office:value-type="percentage" office:value="0.26315789473684209" table:formula="of:=[.I46]/[.F46]" table:style-name="ce3">
            <text:p>26.32%</text:p>
          </table:table-cell>
          <table:table-cell office:value-type="float" office:value="19" table:formula="of:=SUM([.G46:.I46])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EU<text:s/></text:p>
          </table:table-cell>
          <table:table-cell office:value-type="percentage" office:value="0.83333333333333337" table:formula="of:=[.G47]/[.F47]" table:style-name="ce3">
            <text:p>83.33%</text:p>
          </table:table-cell>
          <table:table-cell office:value-type="percentage" office:value="0" table:formula="of:=[.H47]/[.F47]" table:style-name="ce3">
            <text:p>0.00%</text:p>
          </table:table-cell>
          <table:table-cell office:value-type="percentage" office:value="0.16666666666666666" table:formula="of:=[.I47]/[.F47]" table:style-name="ce3">
            <text:p>16.67%</text:p>
          </table:table-cell>
          <table:table-cell office:value-type="float" office:value="18" table:formula="of:=SUM([.G47:.I47])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EU<text:s/></text:p>
          </table:table-cell>
          <table:table-cell office:value-type="percentage" office:value="0.61111111111111116" table:formula="of:=[.G48]/[.F48]" table:style-name="ce3">
            <text:p>61.11%</text:p>
          </table:table-cell>
          <table:table-cell office:value-type="percentage" office:value="0" table:formula="of:=[.H48]/[.F48]" table:style-name="ce3">
            <text:p>0.00%</text:p>
          </table:table-cell>
          <table:table-cell office:value-type="percentage" office:value="0.3888888888888889" table:formula="of:=[.I48]/[.F48]" table:style-name="ce3">
            <text:p>38.89%</text:p>
          </table:table-cell>
          <table:table-cell office:value-type="float" office:value="18" table:formula="of:=SUM([.G48:.I48])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EU<text:s/></text:p>
          </table:table-cell>
          <table:table-cell office:value-type="percentage" office:value="0.5714285714285714" table:formula="of:=[.G49]/[.F49]" table:style-name="ce3">
            <text:p>57.14%</text:p>
          </table:table-cell>
          <table:table-cell office:value-type="percentage" office:value="0" table:formula="of:=[.H49]/[.F49]" table:style-name="ce3">
            <text:p>0.00%</text:p>
          </table:table-cell>
          <table:table-cell office:value-type="percentage" office:value="0.42857142857142855" table:formula="of:=[.I49]/[.F49]" table:style-name="ce3">
            <text:p>42.86%</text:p>
          </table:table-cell>
          <table:table-cell office:value-type="float" office:value="21" table:formula="of:=SUM([.G49:.I49])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EU<text:s/></text:p>
          </table:table-cell>
          <table:table-cell office:value-type="percentage" office:value="0.42857142857142855" table:formula="of:=[.G50]/[.F50]" table:style-name="ce3">
            <text:p>42.86%</text:p>
          </table:table-cell>
          <table:table-cell office:value-type="percentage" office:value="4.7619047619047616E-2" table:formula="of:=[.H50]/[.F50]" table:style-name="ce3">
            <text:p>4.76%</text:p>
          </table:table-cell>
          <table:table-cell office:value-type="percentage" office:value="0.52380952380952384" table:formula="of:=[.I50]/[.F50]" table:style-name="ce3">
            <text:p>52.38%</text:p>
          </table:table-cell>
          <table:table-cell office:value-type="float" office:value="21" table:formula="of:=SUM([.G50:.I50])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EU<text:s/></text:p>
          </table:table-cell>
          <table:table-cell office:value-type="percentage" office:value="0.45" table:formula="of:=[.G51]/[.F51]" table:style-name="ce3">
            <text:p>45.00%</text:p>
          </table:table-cell>
          <table:table-cell office:value-type="percentage" office:value="0.05" table:formula="of:=[.H51]/[.F51]" table:style-name="ce3">
            <text:p>5.00%</text:p>
          </table:table-cell>
          <table:table-cell office:value-type="percentage" office:value="0.5" table:formula="of:=[.I51]/[.F51]" table:style-name="ce3">
            <text:p>50.00%</text:p>
          </table:table-cell>
          <table:table-cell office:value-type="float" office:value="20" table:formula="of:=SUM([.G51:.I51])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EU<text:s/></text:p>
          </table:table-cell>
          <table:table-cell office:value-type="percentage" office:value="0.47619047619047616" table:formula="of:=[.G52]/[.F52]" table:style-name="ce3">
            <text:p>47.62%</text:p>
          </table:table-cell>
          <table:table-cell office:value-type="percentage" office:value="4.7619047619047616E-2" table:formula="of:=[.H52]/[.F52]" table:style-name="ce3">
            <text:p>4.76%</text:p>
          </table:table-cell>
          <table:table-cell office:value-type="percentage" office:value="0.47619047619047616" table:formula="of:=[.I52]/[.F52]" table:style-name="ce3">
            <text:p>47.62%</text:p>
          </table:table-cell>
          <table:table-cell office:value-type="float" office:value="21" table:formula="of:=SUM([.G52:.I52])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EU<text:s/></text:p>
          </table:table-cell>
          <table:table-cell office:value-type="percentage" office:value="0.5714285714285714" table:formula="of:=[.G53]/[.F53]" table:style-name="ce3">
            <text:p>57.14%</text:p>
          </table:table-cell>
          <table:table-cell office:value-type="percentage" office:value="4.7619047619047616E-2" table:formula="of:=[.H53]/[.F53]" table:style-name="ce3">
            <text:p>4.76%</text:p>
          </table:table-cell>
          <table:table-cell office:value-type="percentage" office:value="0.38095238095238093" table:formula="of:=[.I53]/[.F53]" table:style-name="ce3">
            <text:p>38.10%</text:p>
          </table:table-cell>
          <table:table-cell office:value-type="float" office:value="21" table:formula="of:=SUM([.G53:.I53])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EU<text:s/></text:p>
          </table:table-cell>
          <table:table-cell office:value-type="percentage" office:value="0.61904761904761907" table:formula="of:=[.G54]/[.F54]" table:style-name="ce3">
            <text:p>61.90%</text:p>
          </table:table-cell>
          <table:table-cell office:value-type="percentage" office:value="4.7619047619047616E-2" table:formula="of:=[.H54]/[.F54]" table:style-name="ce3">
            <text:p>4.76%</text:p>
          </table:table-cell>
          <table:table-cell office:value-type="percentage" office:value="0.33333333333333331" table:formula="of:=[.I54]/[.F54]" table:style-name="ce3">
            <text:p>33.33%</text:p>
          </table:table-cell>
          <table:table-cell office:value-type="float" office:value="21" table:formula="of:=SUM([.G54:.I54])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EU<text:s/></text:p>
          </table:table-cell>
          <table:table-cell office:value-type="percentage" office:value="0.61904761904761907" table:formula="of:=[.G55]/[.F55]" table:style-name="ce3">
            <text:p>61.90%</text:p>
          </table:table-cell>
          <table:table-cell office:value-type="percentage" office:value="4.7619047619047616E-2" table:formula="of:=[.H55]/[.F55]" table:style-name="ce3">
            <text:p>4.76%</text:p>
          </table:table-cell>
          <table:table-cell office:value-type="percentage" office:value="0.33333333333333331" table:formula="of:=[.I55]/[.F55]" table:style-name="ce3">
            <text:p>33.33%</text:p>
          </table:table-cell>
          <table:table-cell office:value-type="float" office:value="21" table:formula="of:=SUM([.G55:.I55])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EU<text:s/></text:p>
          </table:table-cell>
          <table:table-cell office:value-type="percentage" office:value="0.61904761904761907" table:formula="of:=[.G56]/[.F56]" table:style-name="ce3">
            <text:p>61.90%</text:p>
          </table:table-cell>
          <table:table-cell office:value-type="percentage" office:value="4.7619047619047616E-2" table:formula="of:=[.H56]/[.F56]" table:style-name="ce3">
            <text:p>4.76%</text:p>
          </table:table-cell>
          <table:table-cell office:value-type="percentage" office:value="0.33333333333333331" table:formula="of:=[.I56]/[.F56]" table:style-name="ce3">
            <text:p>33.33%</text:p>
          </table:table-cell>
          <table:table-cell office:value-type="float" office:value="21" table:formula="of:=SUM([.G56:.I56])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57]/[.F57]" table:style-name="ce3">
            <text:p>100.00%</text:p>
          </table:table-cell>
          <table:table-cell office:value-type="percentage" office:value="0" table:formula="of:=[.H57]/[.F57]" table:style-name="ce3">
            <text:p>0.00%</text:p>
          </table:table-cell>
          <table:table-cell office:value-type="percentage" office:value="0" table:formula="of:=[.I57]/[.F57]" table:style-name="ce3">
            <text:p>0.00%</text:p>
          </table:table-cell>
          <table:table-cell office:value-type="float" office:value="12" table:formula="of:=SUM([.G57:.I57])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58]/[.F58]" table:style-name="ce3">
            <text:p>100.00%</text:p>
          </table:table-cell>
          <table:table-cell office:value-type="percentage" office:value="0" table:formula="of:=[.H58]/[.F58]" table:style-name="ce3">
            <text:p>0.00%</text:p>
          </table:table-cell>
          <table:table-cell office:value-type="percentage" office:value="0" table:formula="of:=[.I58]/[.F58]" table:style-name="ce3">
            <text:p>0.00%</text:p>
          </table:table-cell>
          <table:table-cell office:value-type="float" office:value="12" table:formula="of:=SUM([.G58:.I58])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59]/[.F59]" table:style-name="ce3">
            <text:p>100.00%</text:p>
          </table:table-cell>
          <table:table-cell office:value-type="percentage" office:value="0" table:formula="of:=[.H59]/[.F59]" table:style-name="ce3">
            <text:p>0.00%</text:p>
          </table:table-cell>
          <table:table-cell office:value-type="percentage" office:value="0" table:formula="of:=[.I59]/[.F59]" table:style-name="ce3">
            <text:p>0.00%</text:p>
          </table:table-cell>
          <table:table-cell office:value-type="float" office:value="11" table:formula="of:=SUM([.G59:.I59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0]/[.F60]" table:style-name="ce3">
            <text:p>100.00%</text:p>
          </table:table-cell>
          <table:table-cell office:value-type="percentage" office:value="0" table:formula="of:=[.H60]/[.F60]" table:style-name="ce3">
            <text:p>0.00%</text:p>
          </table:table-cell>
          <table:table-cell office:value-type="percentage" office:value="0" table:formula="of:=[.I60]/[.F60]" table:style-name="ce3">
            <text:p>0.00%</text:p>
          </table:table-cell>
          <table:table-cell office:value-type="float" office:value="12" table:formula="of:=SUM([.G60:.I60])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1]/[.F61]" table:style-name="ce3">
            <text:p>100.00%</text:p>
          </table:table-cell>
          <table:table-cell office:value-type="percentage" office:value="0" table:formula="of:=[.H61]/[.F61]" table:style-name="ce3">
            <text:p>0.00%</text:p>
          </table:table-cell>
          <table:table-cell office:value-type="percentage" office:value="0" table:formula="of:=[.I61]/[.F61]" table:style-name="ce3">
            <text:p>0.00%</text:p>
          </table:table-cell>
          <table:table-cell office:value-type="float" office:value="12" table:formula="of:=SUM([.G61:.I61])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2]/[.F62]" table:style-name="ce3">
            <text:p>100.00%</text:p>
          </table:table-cell>
          <table:table-cell office:value-type="percentage" office:value="0" table:formula="of:=[.H62]/[.F62]" table:style-name="ce3">
            <text:p>0.00%</text:p>
          </table:table-cell>
          <table:table-cell office:value-type="percentage" office:value="0" table:formula="of:=[.I62]/[.F62]" table:style-name="ce3">
            <text:p>0.00%</text:p>
          </table:table-cell>
          <table:table-cell office:value-type="float" office:value="13" table:formula="of:=SUM([.G62:.I62]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3]/[.F63]" table:style-name="ce3">
            <text:p>100.00%</text:p>
          </table:table-cell>
          <table:table-cell office:value-type="percentage" office:value="0" table:formula="of:=[.H63]/[.F63]" table:style-name="ce3">
            <text:p>0.00%</text:p>
          </table:table-cell>
          <table:table-cell office:value-type="percentage" office:value="0" table:formula="of:=[.I63]/[.F63]" table:style-name="ce3">
            <text:p>0.00%</text:p>
          </table:table-cell>
          <table:table-cell office:value-type="float" office:value="13" table:formula="of:=SUM([.G63:.I63]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4]/[.F64]" table:style-name="ce3">
            <text:p>100.00%</text:p>
          </table:table-cell>
          <table:table-cell office:value-type="percentage" office:value="0" table:formula="of:=[.H64]/[.F64]" table:style-name="ce3">
            <text:p>0.00%</text:p>
          </table:table-cell>
          <table:table-cell office:value-type="percentage" office:value="0" table:formula="of:=[.I64]/[.F64]" table:style-name="ce3">
            <text:p>0.00%</text:p>
          </table:table-cell>
          <table:table-cell office:value-type="float" office:value="13" table:formula="of:=SUM([.G64:.I64]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5]/[.F65]" table:style-name="ce3">
            <text:p>100.00%</text:p>
          </table:table-cell>
          <table:table-cell office:value-type="percentage" office:value="0" table:formula="of:=[.H65]/[.F65]" table:style-name="ce3">
            <text:p>0.00%</text:p>
          </table:table-cell>
          <table:table-cell office:value-type="percentage" office:value="0" table:formula="of:=[.I65]/[.F65]" table:style-name="ce3">
            <text:p>0.00%</text:p>
          </table:table-cell>
          <table:table-cell office:value-type="float" office:value="13" table:formula="of:=SUM([.G65:.I65]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6]/[.F66]" table:style-name="ce3">
            <text:p>100.00%</text:p>
          </table:table-cell>
          <table:table-cell office:value-type="percentage" office:value="0" table:formula="of:=[.H66]/[.F66]" table:style-name="ce3">
            <text:p>0.00%</text:p>
          </table:table-cell>
          <table:table-cell office:value-type="percentage" office:value="0" table:formula="of:=[.I66]/[.F66]" table:style-name="ce3">
            <text:p>0.00%</text:p>
          </table:table-cell>
          <table:table-cell office:value-type="float" office:value="13" table:formula="of:=SUM([.G66:.I66]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LAIA<text:s/></text:p>
          </table:table-cell>
          <table:table-cell office:value-type="percentage" office:value="1" table:formula="of:=[.G67]/[.F67]" table:style-name="ce3">
            <text:p>100.00%</text:p>
          </table:table-cell>
          <table:table-cell office:value-type="percentage" office:value="0" table:formula="of:=[.H67]/[.F67]" table:style-name="ce3">
            <text:p>0.00%</text:p>
          </table:table-cell>
          <table:table-cell office:value-type="percentage" office:value="0" table:formula="of:=[.I67]/[.F67]" table:style-name="ce3">
            <text:p>0.00%</text:p>
          </table:table-cell>
          <table:table-cell office:value-type="float" office:value="13" table:formula="of:=SUM([.G67:.I67])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68]/[.F68]" table:style-name="ce3">
            <text:p>100.00%</text:p>
          </table:table-cell>
          <table:table-cell office:value-type="percentage" office:value="0" table:formula="of:=[.H68]/[.F68]" table:style-name="ce3">
            <text:p>0.00%</text:p>
          </table:table-cell>
          <table:table-cell office:value-type="percentage" office:value="0" table:formula="of:=[.I68]/[.F68]" table:style-name="ce3">
            <text:p>0.00%</text:p>
          </table:table-cell>
          <table:table-cell office:value-type="float" office:value="9" table:formula="of:=SUM([.G68:.I68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69]/[.F69]" table:style-name="ce3">
            <text:p>100.00%</text:p>
          </table:table-cell>
          <table:table-cell office:value-type="percentage" office:value="0" table:formula="of:=[.H69]/[.F69]" table:style-name="ce3">
            <text:p>0.00%</text:p>
          </table:table-cell>
          <table:table-cell office:value-type="percentage" office:value="0" table:formula="of:=[.I69]/[.F69]" table:style-name="ce3">
            <text:p>0.00%</text:p>
          </table:table-cell>
          <table:table-cell office:value-type="float" office:value="9" table:formula="of:=SUM([.G69:.I69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0]/[.F70]" table:style-name="ce3">
            <text:p>100.00%</text:p>
          </table:table-cell>
          <table:table-cell office:value-type="percentage" office:value="0" table:formula="of:=[.H70]/[.F70]" table:style-name="ce3">
            <text:p>0.00%</text:p>
          </table:table-cell>
          <table:table-cell office:value-type="percentage" office:value="0" table:formula="of:=[.I70]/[.F70]" table:style-name="ce3">
            <text:p>0.00%</text:p>
          </table:table-cell>
          <table:table-cell office:value-type="float" office:value="8" table:formula="of:=SUM([.G70:.I70])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1]/[.F71]" table:style-name="ce3">
            <text:p>100.00%</text:p>
          </table:table-cell>
          <table:table-cell office:value-type="percentage" office:value="0" table:formula="of:=[.H71]/[.F71]" table:style-name="ce3">
            <text:p>0.00%</text:p>
          </table:table-cell>
          <table:table-cell office:value-type="percentage" office:value="0" table:formula="of:=[.I71]/[.F71]" table:style-name="ce3">
            <text:p>0.00%</text:p>
          </table:table-cell>
          <table:table-cell office:value-type="float" office:value="9" table:formula="of:=SUM([.G71:.I71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2]/[.F72]" table:style-name="ce3">
            <text:p>100.00%</text:p>
          </table:table-cell>
          <table:table-cell office:value-type="percentage" office:value="0" table:formula="of:=[.H72]/[.F72]" table:style-name="ce3">
            <text:p>0.00%</text:p>
          </table:table-cell>
          <table:table-cell office:value-type="percentage" office:value="0" table:formula="of:=[.I72]/[.F72]" table:style-name="ce3">
            <text:p>0.00%</text:p>
          </table:table-cell>
          <table:table-cell office:value-type="float" office:value="10" table:formula="of:=SUM([.G72:.I72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3]/[.F73]" table:style-name="ce3">
            <text:p>100.00%</text:p>
          </table:table-cell>
          <table:table-cell office:value-type="percentage" office:value="0" table:formula="of:=[.H73]/[.F73]" table:style-name="ce3">
            <text:p>0.00%</text:p>
          </table:table-cell>
          <table:table-cell office:value-type="percentage" office:value="0" table:formula="of:=[.I73]/[.F73]" table:style-name="ce3">
            <text:p>0.00%</text:p>
          </table:table-cell>
          <table:table-cell office:value-type="float" office:value="10" table:formula="of:=SUM([.G73:.I73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4]/[.F74]" table:style-name="ce3">
            <text:p>100.00%</text:p>
          </table:table-cell>
          <table:table-cell office:value-type="percentage" office:value="0" table:formula="of:=[.H74]/[.F74]" table:style-name="ce3">
            <text:p>0.00%</text:p>
          </table:table-cell>
          <table:table-cell office:value-type="percentage" office:value="0" table:formula="of:=[.I74]/[.F74]" table:style-name="ce3">
            <text:p>0.00%</text:p>
          </table:table-cell>
          <table:table-cell office:value-type="float" office:value="10" table:formula="of:=SUM([.G74:.I74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5]/[.F75]" table:style-name="ce3">
            <text:p>100.00%</text:p>
          </table:table-cell>
          <table:table-cell office:value-type="percentage" office:value="0" table:formula="of:=[.H75]/[.F75]" table:style-name="ce3">
            <text:p>0.00%</text:p>
          </table:table-cell>
          <table:table-cell office:value-type="percentage" office:value="0" table:formula="of:=[.I75]/[.F75]" table:style-name="ce3">
            <text:p>0.00%</text:p>
          </table:table-cell>
          <table:table-cell office:value-type="float" office:value="10" table:formula="of:=SUM([.G75:.I75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6]/[.F76]" table:style-name="ce3">
            <text:p>100.00%</text:p>
          </table:table-cell>
          <table:table-cell office:value-type="percentage" office:value="0" table:formula="of:=[.H76]/[.F76]" table:style-name="ce3">
            <text:p>0.00%</text:p>
          </table:table-cell>
          <table:table-cell office:value-type="percentage" office:value="0" table:formula="of:=[.I76]/[.F76]" table:style-name="ce3">
            <text:p>0.00%</text:p>
          </table:table-cell>
          <table:table-cell office:value-type="float" office:value="10" table:formula="of:=SUM([.G76:.I76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7]/[.F77]" table:style-name="ce3">
            <text:p>100.00%</text:p>
          </table:table-cell>
          <table:table-cell office:value-type="percentage" office:value="0" table:formula="of:=[.H77]/[.F77]" table:style-name="ce3">
            <text:p>0.00%</text:p>
          </table:table-cell>
          <table:table-cell office:value-type="percentage" office:value="0" table:formula="of:=[.I77]/[.F77]" table:style-name="ce3">
            <text:p>0.00%</text:p>
          </table:table-cell>
          <table:table-cell office:value-type="float" office:value="10" table:formula="of:=SUM([.G77:.I77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MERCOSUR<text:s/></text:p>
          </table:table-cell>
          <table:table-cell office:value-type="percentage" office:value="1" table:formula="of:=[.G78]/[.F78]" table:style-name="ce3">
            <text:p>100.00%</text:p>
          </table:table-cell>
          <table:table-cell office:value-type="percentage" office:value="0" table:formula="of:=[.H78]/[.F78]" table:style-name="ce3">
            <text:p>0.00%</text:p>
          </table:table-cell>
          <table:table-cell office:value-type="percentage" office:value="0" table:formula="of:=[.I78]/[.F78]" table:style-name="ce3">
            <text:p>0.00%</text:p>
          </table:table-cell>
          <table:table-cell office:value-type="float" office:value="10" table:formula="of:=SUM([.G78:.I78])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NATO<text:s/></text:p>
          </table:table-cell>
          <table:table-cell office:value-type="percentage" office:value="0.7142857142857143" table:formula="of:=[.G79]/[.F79]" table:style-name="ce3">
            <text:p>71.43%</text:p>
          </table:table-cell>
          <table:table-cell office:value-type="percentage" office:value="0" table:formula="of:=[.H79]/[.F79]" table:style-name="ce3">
            <text:p>0.00%</text:p>
          </table:table-cell>
          <table:table-cell office:value-type="percentage" office:value="0.2857142857142857" table:formula="of:=[.I79]/[.F79]" table:style-name="ce3">
            <text:p>28.57%</text:p>
          </table:table-cell>
          <table:table-cell office:value-type="float" office:value="21" table:formula="of:=SUM([.G79:.I79])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NATO<text:s/></text:p>
          </table:table-cell>
          <table:table-cell office:value-type="percentage" office:value="0.85" table:formula="of:=[.G80]/[.F80]" table:style-name="ce3">
            <text:p>85.00%</text:p>
          </table:table-cell>
          <table:table-cell office:value-type="percentage" office:value="0" table:formula="of:=[.H80]/[.F80]" table:style-name="ce3">
            <text:p>0.00%</text:p>
          </table:table-cell>
          <table:table-cell office:value-type="percentage" office:value="0.15" table:formula="of:=[.I80]/[.F80]" table:style-name="ce3">
            <text:p>15.00%</text:p>
          </table:table-cell>
          <table:table-cell office:value-type="float" office:value="20" table:formula="of:=SUM([.G80:.I80])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NATO<text:s/></text:p>
          </table:table-cell>
          <table:table-cell office:value-type="percentage" office:value="0.55000000000000004" table:formula="of:=[.G81]/[.F81]" table:style-name="ce3">
            <text:p>55.00%</text:p>
          </table:table-cell>
          <table:table-cell office:value-type="percentage" office:value="0" table:formula="of:=[.H81]/[.F81]" table:style-name="ce3">
            <text:p>0.00%</text:p>
          </table:table-cell>
          <table:table-cell office:value-type="percentage" office:value="0.45" table:formula="of:=[.I81]/[.F81]" table:style-name="ce3">
            <text:p>45.00%</text:p>
          </table:table-cell>
          <table:table-cell office:value-type="float" office:value="20" table:formula="of:=SUM([.G81:.I81])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NATO<text:s/></text:p>
          </table:table-cell>
          <table:table-cell office:value-type="percentage" office:value="0.54545454545454541" table:formula="of:=[.G82]/[.F82]" table:style-name="ce3">
            <text:p>54.55%</text:p>
          </table:table-cell>
          <table:table-cell office:value-type="percentage" office:value="0" table:formula="of:=[.H82]/[.F82]" table:style-name="ce3">
            <text:p>0.00%</text:p>
          </table:table-cell>
          <table:table-cell office:value-type="percentage" office:value="0.45454545454545453" table:formula="of:=[.I82]/[.F82]" table:style-name="ce3">
            <text:p>45.45%</text:p>
          </table:table-cell>
          <table:table-cell office:value-type="float" office:value="22" table:formula="of:=SUM([.G82:.I82])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NATO<text:s/></text:p>
          </table:table-cell>
          <table:table-cell office:value-type="percentage" office:value="0.45454545454545453" table:formula="of:=[.G83]/[.F83]" table:style-name="ce3">
            <text:p>45.45%</text:p>
          </table:table-cell>
          <table:table-cell office:value-type="percentage" office:value="4.5454545454545456E-2" table:formula="of:=[.H83]/[.F83]" table:style-name="ce3">
            <text:p>4.55%</text:p>
          </table:table-cell>
          <table:table-cell office:value-type="percentage" office:value="0.5" table:formula="of:=[.I83]/[.F83]" table:style-name="ce3">
            <text:p>50.00%</text:p>
          </table:table-cell>
          <table:table-cell office:value-type="float" office:value="22" table:formula="of:=SUM([.G83:.I83])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NATO<text:s/></text:p>
          </table:table-cell>
          <table:table-cell office:value-type="percentage" office:value="0.40909090909090912" table:formula="of:=[.G84]/[.F84]" table:style-name="ce3">
            <text:p>40.91%</text:p>
          </table:table-cell>
          <table:table-cell office:value-type="percentage" office:value="4.5454545454545456E-2" table:formula="of:=[.H84]/[.F84]" table:style-name="ce3">
            <text:p>4.55%</text:p>
          </table:table-cell>
          <table:table-cell office:value-type="percentage" office:value="0.54545454545454541" table:formula="of:=[.I84]/[.F84]" table:style-name="ce3">
            <text:p>54.55%</text:p>
          </table:table-cell>
          <table:table-cell office:value-type="float" office:value="22" table:formula="of:=SUM([.G84:.I84])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NATO<text:s/></text:p>
          </table:table-cell>
          <table:table-cell office:value-type="percentage" office:value="0.40909090909090912" table:formula="of:=[.G85]/[.F85]" table:style-name="ce3">
            <text:p>40.91%</text:p>
          </table:table-cell>
          <table:table-cell office:value-type="percentage" office:value="4.5454545454545456E-2" table:formula="of:=[.H85]/[.F85]" table:style-name="ce3">
            <text:p>4.55%</text:p>
          </table:table-cell>
          <table:table-cell office:value-type="percentage" office:value="0.54545454545454541" table:formula="of:=[.I85]/[.F85]" table:style-name="ce3">
            <text:p>54.55%</text:p>
          </table:table-cell>
          <table:table-cell office:value-type="float" office:value="22" table:formula="of:=SUM([.G85:.I85])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NATO<text:s/></text:p>
          </table:table-cell>
          <table:table-cell office:value-type="percentage" office:value="0.63636363636363635" table:formula="of:=[.G86]/[.F86]" table:style-name="ce3">
            <text:p>63.64%</text:p>
          </table:table-cell>
          <table:table-cell office:value-type="percentage" office:value="4.5454545454545456E-2" table:formula="of:=[.H86]/[.F86]" table:style-name="ce3">
            <text:p>4.55%</text:p>
          </table:table-cell>
          <table:table-cell office:value-type="percentage" office:value="0.31818181818181818" table:formula="of:=[.I86]/[.F86]" table:style-name="ce3">
            <text:p>31.82%</text:p>
          </table:table-cell>
          <table:table-cell office:value-type="float" office:value="22" table:formula="of:=SUM([.G86:.I86])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NATO<text:s/></text:p>
          </table:table-cell>
          <table:table-cell office:value-type="percentage" office:value="0.68181818181818177" table:formula="of:=[.G87]/[.F87]" table:style-name="ce3">
            <text:p>68.18%</text:p>
          </table:table-cell>
          <table:table-cell office:value-type="percentage" office:value="4.5454545454545456E-2" table:formula="of:=[.H87]/[.F87]" table:style-name="ce3">
            <text:p>4.55%</text:p>
          </table:table-cell>
          <table:table-cell office:value-type="percentage" office:value="0.27272727272727271" table:formula="of:=[.I87]/[.F87]" table:style-name="ce3">
            <text:p>27.27%</text:p>
          </table:table-cell>
          <table:table-cell office:value-type="float" office:value="22" table:formula="of:=SUM([.G87:.I87])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NATO<text:s/></text:p>
          </table:table-cell>
          <table:table-cell office:value-type="percentage" office:value="0.68181818181818177" table:formula="of:=[.G88]/[.F88]" table:style-name="ce3">
            <text:p>68.18%</text:p>
          </table:table-cell>
          <table:table-cell office:value-type="percentage" office:value="4.5454545454545456E-2" table:formula="of:=[.H88]/[.F88]" table:style-name="ce3">
            <text:p>4.55%</text:p>
          </table:table-cell>
          <table:table-cell office:value-type="percentage" office:value="0.27272727272727271" table:formula="of:=[.I88]/[.F88]" table:style-name="ce3">
            <text:p>27.27%</text:p>
          </table:table-cell>
          <table:table-cell office:value-type="float" office:value="22" table:formula="of:=SUM([.G88:.I88])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NATO<text:s/></text:p>
          </table:table-cell>
          <table:table-cell office:value-type="percentage" office:value="0.68181818181818177" table:formula="of:=[.G89]/[.F89]" table:style-name="ce3">
            <text:p>68.18%</text:p>
          </table:table-cell>
          <table:table-cell office:value-type="percentage" office:value="4.5454545454545456E-2" table:formula="of:=[.H89]/[.F89]" table:style-name="ce3">
            <text:p>4.55%</text:p>
          </table:table-cell>
          <table:table-cell office:value-type="percentage" office:value="0.27272727272727271" table:formula="of:=[.I89]/[.F89]" table:style-name="ce3">
            <text:p>27.27%</text:p>
          </table:table-cell>
          <table:table-cell office:value-type="float" office:value="22" table:formula="of:=SUM([.G89:.I89])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OEA/OAS<text:s/></text:p>
          </table:table-cell>
          <table:table-cell office:value-type="percentage" office:value="0.89473684210526316" table:formula="of:=[.G90]/[.F90]" table:style-name="ce3">
            <text:p>89.47%</text:p>
          </table:table-cell>
          <table:table-cell office:value-type="percentage" office:value="0" table:formula="of:=[.H90]/[.F90]" table:style-name="ce3">
            <text:p>0.00%</text:p>
          </table:table-cell>
          <table:table-cell office:value-type="percentage" office:value="0.10526315789473684" table:formula="of:=[.I90]/[.F90]" table:style-name="ce3">
            <text:p>10.53%</text:p>
          </table:table-cell>
          <table:table-cell office:value-type="float" office:value="19" table:formula="of:=SUM([.G90:.I90])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OEA/OAS<text:s/></text:p>
          </table:table-cell>
          <table:table-cell office:value-type="percentage" office:value="1" table:formula="of:=[.G91]/[.F91]" table:style-name="ce3">
            <text:p>100.00%</text:p>
          </table:table-cell>
          <table:table-cell office:value-type="percentage" office:value="0" table:formula="of:=[.H91]/[.F91]" table:style-name="ce3">
            <text:p>0.00%</text:p>
          </table:table-cell>
          <table:table-cell office:value-type="percentage" office:value="0" table:formula="of:=[.I91]/[.F91]" table:style-name="ce3">
            <text:p>0.00%</text:p>
          </table:table-cell>
          <table:table-cell office:value-type="float" office:value="18" table:formula="of:=SUM([.G91:.I91])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OEA/OAS<text:s/></text:p>
          </table:table-cell>
          <table:table-cell office:value-type="percentage" office:value="0.95" table:formula="of:=[.G92]/[.F92]" table:style-name="ce3">
            <text:p>95.00%</text:p>
          </table:table-cell>
          <table:table-cell office:value-type="percentage" office:value="0" table:formula="of:=[.H92]/[.F92]" table:style-name="ce3">
            <text:p>0.00%</text:p>
          </table:table-cell>
          <table:table-cell office:value-type="percentage" office:value="0.05" table:formula="of:=[.I92]/[.F92]" table:style-name="ce3">
            <text:p>5.00%</text:p>
          </table:table-cell>
          <table:table-cell office:value-type="float" office:value="20" table:formula="of:=SUM([.G92:.I92])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OEA/OAS<text:s/></text:p>
          </table:table-cell>
          <table:table-cell office:value-type="percentage" office:value="0.95454545454545459" table:formula="of:=[.G93]/[.F93]" table:style-name="ce3">
            <text:p>95.45%</text:p>
          </table:table-cell>
          <table:table-cell office:value-type="percentage" office:value="0" table:formula="of:=[.H93]/[.F93]" table:style-name="ce3">
            <text:p>0.00%</text:p>
          </table:table-cell>
          <table:table-cell office:value-type="percentage" office:value="4.5454545454545456E-2" table:formula="of:=[.I93]/[.F93]" table:style-name="ce3">
            <text:p>4.55%</text:p>
          </table:table-cell>
          <table:table-cell office:value-type="float" office:value="22" table:formula="of:=SUM([.G93:.I93])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OEA/OAS<text:s/></text:p>
          </table:table-cell>
          <table:table-cell office:value-type="percentage" office:value="0.79166666666666663" table:formula="of:=[.G94]/[.F94]" table:style-name="ce3">
            <text:p>79.17%</text:p>
          </table:table-cell>
          <table:table-cell office:value-type="percentage" office:value="0" table:formula="of:=[.H94]/[.F94]" table:style-name="ce3">
            <text:p>0.00%</text:p>
          </table:table-cell>
          <table:table-cell office:value-type="percentage" office:value="0.20833333333333334" table:formula="of:=[.I94]/[.F94]" table:style-name="ce3">
            <text:p>20.83%</text:p>
          </table:table-cell>
          <table:table-cell office:value-type="float" office:value="24" table:formula="of:=SUM([.G94:.I94])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OEA/OAS<text:s/></text:p>
          </table:table-cell>
          <table:table-cell office:value-type="percentage" office:value="0.7407407407407407" table:formula="of:=[.G95]/[.F95]" table:style-name="ce3">
            <text:p>74.07%</text:p>
          </table:table-cell>
          <table:table-cell office:value-type="percentage" office:value="3.7037037037037035E-2" table:formula="of:=[.H95]/[.F95]" table:style-name="ce3">
            <text:p>3.70%</text:p>
          </table:table-cell>
          <table:table-cell office:value-type="percentage" office:value="0.22222222222222221" table:formula="of:=[.I95]/[.F95]" table:style-name="ce3">
            <text:p>22.22%</text:p>
          </table:table-cell>
          <table:table-cell office:value-type="float" office:value="27" table:formula="of:=SUM([.G95:.I95])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OEA/OAS<text:s/></text:p>
          </table:table-cell>
          <table:table-cell office:value-type="percentage" office:value="0.72413793103448276" table:formula="of:=[.G96]/[.F96]" table:style-name="ce3">
            <text:p>72.41%</text:p>
          </table:table-cell>
          <table:table-cell office:value-type="percentage" office:value="6.8965517241379309E-2" table:formula="of:=[.H96]/[.F96]" table:style-name="ce3">
            <text:p>6.90%</text:p>
          </table:table-cell>
          <table:table-cell office:value-type="percentage" office:value="0.20689655172413793" table:formula="of:=[.I96]/[.F96]" table:style-name="ce3">
            <text:p>20.69%</text:p>
          </table:table-cell>
          <table:table-cell office:value-type="float" office:value="29" table:formula="of:=SUM([.G96:.I96])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OEA/OAS<text:s/></text:p>
          </table:table-cell>
          <table:table-cell office:value-type="percentage" office:value="0.8214285714285714" table:formula="of:=[.G97]/[.F97]" table:style-name="ce3">
            <text:p>82.14%</text:p>
          </table:table-cell>
          <table:table-cell office:value-type="percentage" office:value="0" table:formula="of:=[.H97]/[.F97]" table:style-name="ce3">
            <text:p>0.00%</text:p>
          </table:table-cell>
          <table:table-cell office:value-type="percentage" office:value="0.17857142857142858" table:formula="of:=[.I97]/[.F97]" table:style-name="ce3">
            <text:p>17.86%</text:p>
          </table:table-cell>
          <table:table-cell office:value-type="float" office:value="28" table:formula="of:=SUM([.G97:.I97])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OEA/OAS<text:s/></text:p>
          </table:table-cell>
          <table:table-cell office:value-type="percentage" office:value="0.85185185185185186" table:formula="of:=[.G98]/[.F98]" table:style-name="ce3">
            <text:p>85.19%</text:p>
          </table:table-cell>
          <table:table-cell office:value-type="percentage" office:value="0" table:formula="of:=[.H98]/[.F98]" table:style-name="ce3">
            <text:p>0.00%</text:p>
          </table:table-cell>
          <table:table-cell office:value-type="percentage" office:value="0.14814814814814814" table:formula="of:=[.I98]/[.F98]" table:style-name="ce3">
            <text:p>14.81%</text:p>
          </table:table-cell>
          <table:table-cell office:value-type="float" office:value="27" table:formula="of:=SUM([.G98:.I98])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OEA/OAS<text:s/></text:p>
          </table:table-cell>
          <table:table-cell office:value-type="percentage" office:value="0.8214285714285714" table:formula="of:=[.G99]/[.F99]" table:style-name="ce3">
            <text:p>82.14%</text:p>
          </table:table-cell>
          <table:table-cell office:value-type="percentage" office:value="0" table:formula="of:=[.H99]/[.F99]" table:style-name="ce3">
            <text:p>0.00%</text:p>
          </table:table-cell>
          <table:table-cell office:value-type="percentage" office:value="0.17857142857142858" table:formula="of:=[.I99]/[.F99]" table:style-name="ce3">
            <text:p>17.86%</text:p>
          </table:table-cell>
          <table:table-cell office:value-type="float" office:value="28" table:formula="of:=SUM([.G99:.I99])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OEA/OAS<text:s/></text:p>
          </table:table-cell>
          <table:table-cell office:value-type="percentage" office:value="0.75862068965517238" table:formula="of:=[.G100]/[.F100]" table:style-name="ce3">
            <text:p>75.86%</text:p>
          </table:table-cell>
          <table:table-cell office:value-type="percentage" office:value="0" table:formula="of:=[.H100]/[.F100]" table:style-name="ce3">
            <text:p>0.00%</text:p>
          </table:table-cell>
          <table:table-cell office:value-type="percentage" office:value="0.2413793103448276" table:formula="of:=[.I100]/[.F100]" table:style-name="ce3">
            <text:p>24.14%</text:p>
          </table:table-cell>
          <table:table-cell office:value-type="float" office:value="29" table:formula="of:=SUM([.G100:.I100])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72727272727272729" table:formula="of:=[.G101]/[.F101]" table:style-name="ce3">
            <text:p>72.73%</text:p>
          </table:table-cell>
          <table:table-cell office:value-type="percentage" office:value="0" table:formula="of:=[.H101]/[.F101]" table:style-name="ce3">
            <text:p>0.00%</text:p>
          </table:table-cell>
          <table:table-cell office:value-type="percentage" office:value="0.27272727272727271" table:formula="of:=[.I101]/[.F101]" table:style-name="ce3">
            <text:p>27.27%</text:p>
          </table:table-cell>
          <table:table-cell office:value-type="float" office:value="11" table:formula="of:=SUM([.G101:.I101])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83333333333333337" table:formula="of:=[.G102]/[.F102]" table:style-name="ce3">
            <text:p>83.33%</text:p>
          </table:table-cell>
          <table:table-cell office:value-type="percentage" office:value="0" table:formula="of:=[.H102]/[.F102]" table:style-name="ce3">
            <text:p>0.00%</text:p>
          </table:table-cell>
          <table:table-cell office:value-type="percentage" office:value="0.16666666666666666" table:formula="of:=[.I102]/[.F102]" table:style-name="ce3">
            <text:p>16.67%</text:p>
          </table:table-cell>
          <table:table-cell office:value-type="float" office:value="12" table:formula="of:=SUM([.G102:.I102])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76190476190476186" table:formula="of:=[.G103]/[.F103]" table:style-name="ce3">
            <text:p>76.19%</text:p>
          </table:table-cell>
          <table:table-cell office:value-type="percentage" office:value="0" table:formula="of:=[.H103]/[.F103]" table:style-name="ce3">
            <text:p>0.00%</text:p>
          </table:table-cell>
          <table:table-cell office:value-type="percentage" office:value="0.23809523809523808" table:formula="of:=[.I103]/[.F103]" table:style-name="ce3">
            <text:p>23.81%</text:p>
          </table:table-cell>
          <table:table-cell office:value-type="float" office:value="21" table:formula="of:=SUM([.G103:.I103])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90322580645161288" table:formula="of:=[.G104]/[.F104]" table:style-name="ce3">
            <text:p>90.32%</text:p>
          </table:table-cell>
          <table:table-cell office:value-type="percentage" office:value="0" table:formula="of:=[.H104]/[.F104]" table:style-name="ce3">
            <text:p>0.00%</text:p>
          </table:table-cell>
          <table:table-cell office:value-type="percentage" office:value="9.6774193548387094E-2" table:formula="of:=[.I104]/[.F104]" table:style-name="ce3">
            <text:p>9.68%</text:p>
          </table:table-cell>
          <table:table-cell office:value-type="float" office:value="31" table:formula="of:=SUM([.G104:.I104])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53125" table:formula="of:=[.G105]/[.F105]" table:style-name="ce3">
            <text:p>53.13%</text:p>
          </table:table-cell>
          <table:table-cell office:value-type="percentage" office:value="3.125E-2" table:formula="of:=[.H105]/[.F105]" table:style-name="ce3">
            <text:p>3.13%</text:p>
          </table:table-cell>
          <table:table-cell office:value-type="percentage" office:value="0.4375" table:formula="of:=[.I105]/[.F105]" table:style-name="ce3">
            <text:p>43.75%</text:p>
          </table:table-cell>
          <table:table-cell office:value-type="float" office:value="32" table:formula="of:=SUM([.G105:.I105])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34210526315789475" table:formula="of:=[.G106]/[.F106]" table:style-name="ce3">
            <text:p>34.21%</text:p>
          </table:table-cell>
          <table:table-cell office:value-type="percentage" office:value="0.18421052631578946" table:formula="of:=[.H106]/[.F106]" table:style-name="ce3">
            <text:p>18.42%</text:p>
          </table:table-cell>
          <table:table-cell office:value-type="percentage" office:value="0.47368421052631576" table:formula="of:=[.I106]/[.F106]" table:style-name="ce3">
            <text:p>47.37%</text:p>
          </table:table-cell>
          <table:table-cell office:value-type="float" office:value="38" table:formula="of:=SUM([.G106:.I106])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34146341463414637" table:formula="of:=[.G107]/[.F107]" table:style-name="ce3">
            <text:p>34.15%</text:p>
          </table:table-cell>
          <table:table-cell office:value-type="percentage" office:value="0.1951219512195122" table:formula="of:=[.H107]/[.F107]" table:style-name="ce3">
            <text:p>19.51%</text:p>
          </table:table-cell>
          <table:table-cell office:value-type="percentage" office:value="0.46341463414634149" table:formula="of:=[.I107]/[.F107]" table:style-name="ce3">
            <text:p>46.34%</text:p>
          </table:table-cell>
          <table:table-cell office:value-type="float" office:value="41" table:formula="of:=SUM([.G107:.I107])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51219512195121952" table:formula="of:=[.G108]/[.F108]" table:style-name="ce3">
            <text:p>51.22%</text:p>
          </table:table-cell>
          <table:table-cell office:value-type="percentage" office:value="7.3170731707317069E-2" table:formula="of:=[.H108]/[.F108]" table:style-name="ce3">
            <text:p>7.32%</text:p>
          </table:table-cell>
          <table:table-cell office:value-type="percentage" office:value="0.41463414634146339" table:formula="of:=[.I108]/[.F108]" table:style-name="ce3">
            <text:p>41.46%</text:p>
          </table:table-cell>
          <table:table-cell office:value-type="float" office:value="41" table:formula="of:=SUM([.G108:.I108])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59523809523809523" table:formula="of:=[.G109]/[.F109]" table:style-name="ce3">
            <text:p>59.52%</text:p>
          </table:table-cell>
          <table:table-cell office:value-type="percentage" office:value="7.1428571428571425E-2" table:formula="of:=[.H109]/[.F109]" table:style-name="ce3">
            <text:p>7.14%</text:p>
          </table:table-cell>
          <table:table-cell office:value-type="percentage" office:value="0.33333333333333331" table:formula="of:=[.I109]/[.F109]" table:style-name="ce3">
            <text:p>33.33%</text:p>
          </table:table-cell>
          <table:table-cell office:value-type="float" office:value="42" table:formula="of:=SUM([.G109:.I109])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56097560975609762" table:formula="of:=[.G110]/[.F110]" table:style-name="ce3">
            <text:p>56.10%</text:p>
          </table:table-cell>
          <table:table-cell office:value-type="percentage" office:value="7.3170731707317069E-2" table:formula="of:=[.H110]/[.F110]" table:style-name="ce3">
            <text:p>7.32%</text:p>
          </table:table-cell>
          <table:table-cell office:value-type="percentage" office:value="0.36585365853658536" table:formula="of:=[.I110]/[.F110]" table:style-name="ce3">
            <text:p>36.59%</text:p>
          </table:table-cell>
          <table:table-cell office:value-type="float" office:value="41" table:formula="of:=SUM([.G110:.I110])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THE COMMONWEALTH OF NATIONS<text:s text:c="2"/></text:p>
          </table:table-cell>
          <table:table-cell office:value-type="percentage" office:value="0.48780487804878048" table:formula="of:=[.G111]/[.F111]" table:style-name="ce3">
            <text:p>48.78%</text:p>
          </table:table-cell>
          <table:table-cell office:value-type="percentage" office:value="7.3170731707317069E-2" table:formula="of:=[.H111]/[.F111]" table:style-name="ce3">
            <text:p>7.32%</text:p>
          </table:table-cell>
          <table:table-cell office:value-type="percentage" office:value="0.43902439024390244" table:formula="of:=[.I111]/[.F111]" table:style-name="ce3">
            <text:p>43.90%</text:p>
          </table:table-cell>
          <table:table-cell office:value-type="float" office:value="41" table:formula="of:=SUM([.G111:.I111])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1">
          <table:table-cell office:value-type="float" office:value="19601214" table:style-name="ce1">
            <text:p>19601214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2]/[.F112]" table:style-name="ce3">
            <text:p>100.00%</text:p>
          </table:table-cell>
          <table:table-cell office:value-type="percentage" office:value="0" table:formula="of:=[.H112]/[.F112]" table:style-name="ce3">
            <text:p>0.00%</text:p>
          </table:table-cell>
          <table:table-cell office:value-type="percentage" office:value="0" table:formula="of:=[.I112]/[.F112]" table:style-name="ce3">
            <text:p>0.00%</text:p>
          </table:table-cell>
          <table:table-cell office:value-type="float" office:value="9" table:formula="of:=SUM([.G112:.I112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11127" table:style-name="ce1">
            <text:p>19611127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3]/[.F113]" table:style-name="ce3">
            <text:p>100.00%</text:p>
          </table:table-cell>
          <table:table-cell office:value-type="percentage" office:value="0" table:formula="of:=[.H113]/[.F113]" table:style-name="ce3">
            <text:p>0.00%</text:p>
          </table:table-cell>
          <table:table-cell office:value-type="percentage" office:value="0" table:formula="of:=[.I113]/[.F113]" table:style-name="ce3">
            <text:p>0.00%</text:p>
          </table:table-cell>
          <table:table-cell office:value-type="float" office:value="9" table:formula="of:=SUM([.G113:.I113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651216" table:style-name="ce1">
            <text:p>19651216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4]/[.F114]" table:style-name="ce3">
            <text:p>100.00%</text:p>
          </table:table-cell>
          <table:table-cell office:value-type="percentage" office:value="0" table:formula="of:=[.H114]/[.F114]" table:style-name="ce3">
            <text:p>0.00%</text:p>
          </table:table-cell>
          <table:table-cell office:value-type="percentage" office:value="0" table:formula="of:=[.I114]/[.F114]" table:style-name="ce3">
            <text:p>0.00%</text:p>
          </table:table-cell>
          <table:table-cell office:value-type="float" office:value="8" table:formula="of:=SUM([.G114:.I114])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31214" table:style-name="ce1">
            <text:p>19731214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5]/[.F115]" table:style-name="ce3">
            <text:p>100.00%</text:p>
          </table:table-cell>
          <table:table-cell office:value-type="percentage" office:value="0" table:formula="of:=[.H115]/[.F115]" table:style-name="ce3">
            <text:p>0.00%</text:p>
          </table:table-cell>
          <table:table-cell office:value-type="percentage" office:value="0" table:formula="of:=[.I115]/[.F115]" table:style-name="ce3">
            <text:p>0.00%</text:p>
          </table:table-cell>
          <table:table-cell office:value-type="float" office:value="9" table:formula="of:=SUM([.G115:.I115])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761201" table:style-name="ce1">
            <text:p>19761201</text:p>
          </table:table-cell>
          <table:table-cell office:value-type="string" table:style-name="ce1">
            <text:p>USAN/UNASUR<text:s/></text:p>
          </table:table-cell>
          <table:table-cell office:value-type="percentage" office:value="0.90909090909090906" table:formula="of:=[.G116]/[.F116]" table:style-name="ce3">
            <text:p>90.91%</text:p>
          </table:table-cell>
          <table:table-cell office:value-type="percentage" office:value="0" table:formula="of:=[.H116]/[.F116]" table:style-name="ce3">
            <text:p>0.00%</text:p>
          </table:table-cell>
          <table:table-cell office:value-type="percentage" office:value="9.0909090909090912E-2" table:formula="of:=[.I116]/[.F116]" table:style-name="ce3">
            <text:p>9.09%</text:p>
          </table:table-cell>
          <table:table-cell office:value-type="float" office:value="11" table:formula="of:=SUM([.G116:.I116])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831116" table:style-name="ce1">
            <text:p>19831116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7]/[.F117]" table:style-name="ce3">
            <text:p>100.00%</text:p>
          </table:table-cell>
          <table:table-cell office:value-type="percentage" office:value="0" table:formula="of:=[.H117]/[.F117]" table:style-name="ce3">
            <text:p>0.00%</text:p>
          </table:table-cell>
          <table:table-cell office:value-type="percentage" office:value="0" table:formula="of:=[.I117]/[.F117]" table:style-name="ce3">
            <text:p>0.00%</text:p>
          </table:table-cell>
          <table:table-cell office:value-type="float" office:value="11" table:formula="of:=SUM([.G117:.I117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41101" table:style-name="ce1">
            <text:p>19841101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8]/[.F118]" table:style-name="ce3">
            <text:p>100.00%</text:p>
          </table:table-cell>
          <table:table-cell office:value-type="percentage" office:value="0" table:formula="of:=[.H118]/[.F118]" table:style-name="ce3">
            <text:p>0.00%</text:p>
          </table:table-cell>
          <table:table-cell office:value-type="percentage" office:value="0" table:formula="of:=[.I118]/[.F118]" table:style-name="ce3">
            <text:p>0.00%</text:p>
          </table:table-cell>
          <table:table-cell office:value-type="float" office:value="11" table:formula="of:=SUM([.G118:.I118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51127" table:style-name="ce1">
            <text:p>19851127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19]/[.F119]" table:style-name="ce3">
            <text:p>100.00%</text:p>
          </table:table-cell>
          <table:table-cell office:value-type="percentage" office:value="0" table:formula="of:=[.H119]/[.F119]" table:style-name="ce3">
            <text:p>0.00%</text:p>
          </table:table-cell>
          <table:table-cell office:value-type="percentage" office:value="0" table:formula="of:=[.I119]/[.F119]" table:style-name="ce3">
            <text:p>0.00%</text:p>
          </table:table-cell>
          <table:table-cell office:value-type="float" office:value="11" table:formula="of:=SUM([.G119:.I119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61125" table:style-name="ce1">
            <text:p>19861125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20]/[.F120]" table:style-name="ce3">
            <text:p>100.00%</text:p>
          </table:table-cell>
          <table:table-cell office:value-type="percentage" office:value="0" table:formula="of:=[.H120]/[.F120]" table:style-name="ce3">
            <text:p>0.00%</text:p>
          </table:table-cell>
          <table:table-cell office:value-type="percentage" office:value="0" table:formula="of:=[.I120]/[.F120]" table:style-name="ce3">
            <text:p>0.00%</text:p>
          </table:table-cell>
          <table:table-cell office:value-type="float" office:value="11" table:formula="of:=SUM([.G120:.I120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71117" table:style-name="ce1">
            <text:p>19871117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21]/[.F121]" table:style-name="ce3">
            <text:p>100.00%</text:p>
          </table:table-cell>
          <table:table-cell office:value-type="percentage" office:value="0" table:formula="of:=[.H121]/[.F121]" table:style-name="ce3">
            <text:p>0.00%</text:p>
          </table:table-cell>
          <table:table-cell office:value-type="percentage" office:value="0" table:formula="of:=[.I121]/[.F121]" table:style-name="ce3">
            <text:p>0.00%</text:p>
          </table:table-cell>
          <table:table-cell office:value-type="float" office:value="11" table:formula="of:=SUM([.G121:.I121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881117" table:style-name="ce1">
            <text:p>19881117</text:p>
          </table:table-cell>
          <table:table-cell office:value-type="string" table:style-name="ce1">
            <text:p>USAN/UNASUR<text:s/></text:p>
          </table:table-cell>
          <table:table-cell office:value-type="percentage" office:value="1" table:formula="of:=[.G122]/[.F122]" table:style-name="ce3">
            <text:p>100.00%</text:p>
          </table:table-cell>
          <table:table-cell office:value-type="percentage" office:value="0" table:formula="of:=[.H122]/[.F122]" table:style-name="ce3">
            <text:p>0.00%</text:p>
          </table:table-cell>
          <table:table-cell office:value-type="percentage" office:value="0" table:formula="of:=[.I122]/[.F122]" table:style-name="ce3">
            <text:p>0.00%</text:p>
          </table:table-cell>
          <table:table-cell office:value-type="float" office:value="11" table:formula="of:=SUM([.G122:.I122])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454" table:style-name="ro1">
          <table:table-cell table:number-columns-repeated="16384"/>
        </table:table-row>
        <table:named-expressions>
          <table:named-range table:name="finalStats" table:cell-range-address="Blad1.$A$1:Blad1.$D$122" table:base-cell-address="Blad1.$A$1"/>
        </table:named-expressions>
      </table:table>
      <table:database-ranges>
        <table:database-range table:target-range-address="Blad1.A1:Blad1.I122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onel SZperling</meta:initial-creator>
    <dc:creator>Leonel SZperling</dc:creator>
    <meta:creation-date>2015-01-11T12:21:47Z</meta:creation-date>
    <dc:date>2015-01-11T15:02:08Z</dc:date>
  </office:meta>
</office:document-meta>
</file>